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406000002D4F77FA669740D608D.png" manifest:media-type="image/png"/>
  <manifest:file-entry manifest:full-path="Pictures/100000000000002000000020B2FF2A327EABC87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33ff" draw:marker-start-width="0.36cm" draw:marker-end="Arrow" draw:marker-end-width="0.46cm" draw:fill="none" draw:textarea-vertical-align="middle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53cm" svg:stroke-color="#ff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solid" draw:fill-color="#ffffff" draw:opacity="100%" fo:min-height="1.089cm" draw:shadow-opacity="100%"/>
    </style:style>
    <style:style style:name="gr6" style:family="graphic" style:parent-style-name="塗りつぶしなし線なしオブジェクト">
      <style:graphic-properties draw:textarea-vertical-align="middle" draw:ole-draw-aspect="1" style:protect="siz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0.4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塗りつぶしなし線なしオブジェクト">
      <style:graphic-properties draw:fill="solid" draw:fill-color="#ffffff" draw:opacity="100%" draw:textarea-vertical-align="middle" draw:shadow-opacity="100%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fo:min-height="0.917cm"/>
    </style:style>
    <style:style style:name="gr12" style:family="graphic" style:parent-style-name="objectwithoutfill">
      <style:graphic-properties svg:stroke-width="0.035cm" draw:marker-start-width="0.252cm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35cm" draw:marker-start-width="0.252cm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塗りつぶしなし線なしオブジェクト">
      <style:graphic-properties draw:fill="solid" draw:fill-color="#ffffff" draw:opacity="70%" draw:textarea-vertical-align="middle" draw:shadow-opacity="70%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100%"/>
      <style:text-properties fo:font-size="14pt" fo:font-weight="bold" style:font-size-asian="14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8pt"/>
    </style:style>
    <style:style style:name="P7" style:family="paragraph">
      <loext:graphic-properties draw:fill="solid" draw:fill-color="#ffffff" draw:opacity="70%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8pt" style:font-weight-complex="bold"/>
    </style:style>
    <style:style style:name="T2" style:family="text">
      <style:text-properties fo:font-size="12pt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2.899cm" svg:height="9.066cm" svg:x="3.7cm" svg:y="6.134cm">
          <draw:image xlink:href="Pictures/1000000000000406000002D4F77FA669740D608D.png" xlink:type="simple" xlink:show="embed" xlink:actuate="onLoad">
            <text:p/>
          </draw:image>
        </draw:frame>
        <draw:path draw:style-name="gr2" draw:text-style-name="P1" draw:layer="layout" svg:width="1.543cm" svg:height="2.578cm" draw:transform="rotate (1.52733762842024) translate (10.9418686477786cm 11.1500544919754cm)" svg:viewBox="0 0 1544 2579" svg:d="M0 1138c1077 0 594 3101 1374 205 780-2897-1374-205-1374-205z">
          <text:p/>
        </draw:path>
        <draw:path draw:style-name="gr2" draw:text-style-name="P1" draw:layer="layout" svg:width="2.094cm" svg:height="1.191cm" draw:transform="skewX (-0.463210383479295) rotate (-1.65177960408743) translate (8.9601896597285cm 8.50452164489931cm)" svg:viewBox="0 0 2095 1192" svg:d="M495 45c348 361 948 140 948 140 0 0 714-289 647 109-68 398-420 968-765 891s-1310-421-1313-705-77-453 181-467c258-13 258-13 258-13z">
          <text:p/>
        </draw:path>
        <draw:polygon draw:style-name="gr2" draw:text-style-name="P1" draw:layer="layout" svg:width="2.095cm" svg:height="0.275cm" draw:transform="skewX (0.503178423349965) rotate (-0.0801106126665403) translate (8.93645994181836cm 11.2621338966082cm)" svg:viewBox="0 0 2096 276" draw:points="0,276 1248,276 2096,100 786,0">
          <text:p/>
        </draw:polygon>
        <draw:line draw:style-name="gr3" draw:text-style-name="P1" draw:layer="layout" svg:x1="11.3cm" svg:y1="7.7cm" svg:x2="8.9cm" svg:y2="8.9cm">
          <text:p/>
        </draw:line>
        <draw:line draw:style-name="gr4" draw:text-style-name="P1" draw:layer="layout" svg:x1="11.3cm" svg:y1="7.7cm" svg:x2="9.9cm" svg:y2="11.4cm">
          <text:p/>
        </draw:line>
        <draw:line draw:style-name="gr4" draw:text-style-name="P1" draw:layer="layout" svg:x1="11.3cm" svg:y1="7.7cm" svg:x2="12.1cm" svg:y2="9.8cm">
          <text:p/>
        </draw:line>
        <draw:frame draw:style-name="gr5" draw:text-style-name="P2" draw:layer="layout" svg:width="13.4cm" svg:height="1.339cm" svg:x="3.4cm" svg:y="6.1cm">
          <draw:text-box>
            <text:p><text:span text:style-name="T1">各点でスカラー値が定義されている場（スカラー場）では，</text:span></text:p>
            <text:p><text:span text:style-name="T1">この曲面上にどんな閉曲線をとっても</text:span><text:span text:style-name="T1">, </text:span><text:span text:style-name="T1">周回積分は常に</text:span><text:span text:style-name="T1">0</text:span><text:span text:style-name="T1">．</text:span></text:p>
          </draw:text-box>
        </draw:frame>
        <draw:frame draw:style-name="gr6" draw:text-style-name="P3" draw:layer="layout" svg:width="4.871cm" svg:height="1.692cm" svg:x="11.6cm" svg:y="7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4" draw:layer="layout" svg:width="0.4cm" svg:height="0.3cm" svg:x="4.1cm" svg:y="1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cm" svg:height="0.7cm" svg:x="6.1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cm" svg:height="0.7cm" svg:x="13.5cm" svg:y="13.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2cm" svg:y1="12.7cm" svg:x2="5.2cm" svg:y2="8cm">
          <text:p/>
        </draw:line>
        <draw:line draw:style-name="gr9" draw:text-style-name="P1" draw:layer="layout" svg:x1="4.836cm" svg:y1="10.5cm" svg:x2="11.392cm" svg:y2="12.3cm">
          <text:p/>
        </draw:line>
        <draw:line draw:style-name="gr9" draw:text-style-name="P1" draw:layer="layout" svg:x1="9.8cm" svg:y1="9.202cm" svg:x2="11.126cm" svg:y2="8.8cm">
          <text:p/>
        </draw:line>
        <draw:frame draw:style-name="gr10" draw:text-style-name="P5" draw:layer="layout" svg:width="0.608cm" svg:height="0.766cm" svg:x="11.4cm" svg:y="11.73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0.571cm" svg:height="0.766cm" svg:x="10.329cm" svg:y="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1.52cm" svg:height="0.83cm" svg:x="3.3cm" svg:y="7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6" draw:layer="layout" svg:width="3.6cm" svg:height="1.167cm" svg:x="4.8cm" svg:y="8cm">
          <draw:text-box>
            <text:p text:style-name="P3"><text:span text:style-name="T2">スカラー場</text:span></text:p>
            <text:p text:style-name="P3"><text:span text:style-name="T2">（スカラー関数）</text:span></text:p>
          </draw:text-box>
        </draw:frame>
        <draw:line draw:style-name="gr12" draw:text-style-name="P1" draw:layer="layout" svg:x1="4.868cm" svg:y1="10.7cm" svg:x2="7.838cm" svg:y2="9.8cm">
          <text:p/>
        </draw:line>
        <draw:line draw:style-name="gr13" draw:text-style-name="P1" draw:layer="layout" svg:x1="7.8cm" svg:y1="9.8cm" svg:x2="10.338cm" svg:y2="9.036cm">
          <text:p/>
        </draw:line>
        <draw:frame draw:style-name="gr14" draw:text-style-name="P7" draw:layer="layout" svg:width="0.681cm" svg:height="0.766cm" svg:x="4.319cm" svg:y="10.63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21:21:48.747583784</meta:creation-date>
    <meta:editing-duration>PT3H16M20S</meta:editing-duration>
    <meta:editing-cycles>34</meta:editing-cycles>
    <meta:generator>LibreOffice/5.0.3.2$Linux_X86_64 LibreOffice_project/00m0$Build-2</meta:generator>
    <meta:initial-creator>minsparkt</meta:initial-creator>
    <dc:date>2017-01-06T14:26:41.558954311</dc:date>
    <dc:creator>minsparkt</dc:creator>
    <meta:document-statistic meta:object-count="22"/>
  </office:meta>
</office:document-meta>
</file>

<file path=Object 1/content.xml><?xml version="1.0" encoding="utf-8"?>
<math xmlns="http://www.w3.org/1998/Math/MathML" display="block">
  <semantics>
    <mrow>
      <mrow>
        <munder>
          <mo stretchy="false">∮</mo>
          <mi>C</mi>
        </munder>
        <mi>U</mi>
      </mrow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⋅</mo>
        <mstyle mathvariant="normal">
          <mi mathvariant="normal">d</mi>
        </mstyle>
      </mrow>
      <mrow>
        <mstyle mathvariant="bold">
          <mi>l</mi>
        </mstyle>
        <mo stretchy="false">=</mo>
        <mn>0</mn>
      </mrow>
    </mrow>
    <annotation encoding="StarMath 5.0"> lint from{C} U( bold r) cdot  Nitalic d  bold l = 0</annotation>
  </semantics>
</math>
</file>

<file path=Object 2/content.xml><?xml version="1.0" encoding="utf-8"?>
<math xmlns="http://www.w3.org/1998/Math/MathML">
  <semantics>
    <mi>x</mi>
    <annotation encoding="StarMath 5.0">x</annotation>
  </semantics>
</math>
</file>

<file path=Object 3/content.xml><?xml version="1.0" encoding="utf-8"?>
<math xmlns="http://www.w3.org/1998/Math/MathML" display="block">
  <semantics>
    <mi>y</mi>
    <annotation encoding="StarMath 5.0">y</annotation>
  </semantics>
</math>
</file>

<file path=Object 4/content.xml><?xml version="1.0" encoding="utf-8"?>
<math xmlns="http://www.w3.org/1998/Math/MathML" display="block">
  <semantics>
    <mrow>
      <mi>U</mi>
      <mrow>
        <mo fence="true" stretchy="false">(</mo>
        <mrow>
          <mstyle mathvariant="bold">
            <mi>r</mi>
          </mstyle>
        </mrow>
        <mo fence="true" stretchy="false">)</mo>
      </mrow>
    </mrow>
    <annotation encoding="StarMath 5.0">U( bold r )</annotation>
  </semantics>
</math>
</file>

<file path=Object 5/content.xml><?xml version="1.0" encoding="utf-8"?>
<math xmlns="http://www.w3.org/1998/Math/MathML" display="block">
  <semantics>
    <mi>O</mi>
    <annotation encoding="StarMath 5.0">O</annotation>
  </semantics>
</math>
</file>